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2" style:family="paragraph" style:parent-style-name="Standard">
      <style:text-properties officeooo:rsid="001407c0" officeooo:paragraph-rsid="001407c0"/>
    </style:style>
    <style:style style:name="P3" style:family="paragraph" style:parent-style-name="Standard">
      <style:text-properties officeooo:rsid="00210295" officeooo:paragraph-rsid="00210295"/>
    </style:style>
    <style:style style:name="T1" style:family="text">
      <style:text-properties officeooo:rsid="00210295"/>
    </style:style>
    <style:style style:name="T2" style:family="text">
      <style:text-properties officeooo:rsid="002240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<text:span text:style-name="T1">2</text:span>L<text:span text:style-name="T1">2</text:span> German</text:p>
      <text:p text:style-name="P3">Family vocabulary</text:p>
      <text:p text:style-name="P3"/>
      <text:p text:style-name="P3"/>
      <text:p text:style-name="P3">grandparents<text:tab/><text:tab/>die Gro[ss]eltern</text:p>
      <text:p text:style-name="P3">sister<text:tab/><text:tab/><text:tab/>die Schwester</text:p>
      <text:p text:style-name="P3">family<text:tab/><text:tab/><text:tab/>die Familie</text:p>
      <text:p text:style-name="P3">aunt<text:tab/><text:tab/><text:tab/>die Tante</text:p>
      <text:p text:style-name="P3">siblings<text:tab/><text:tab/>die Schwester</text:p>
      <text:p text:style-name="P3">uncle<text:tab/><text:tab/><text:tab/>der Onkel</text:p>
      <text:p text:style-name="P3">grandmother<text:tab/><text:tab/>die Gro[ss]mutter</text:p>
      <text:p text:style-name="P3">grandfather<text:tab/><text:tab/>der Gro[ss]vater</text:p>
      <text:p text:style-name="P3">father<text:tab/><text:tab/><text:tab/>der Vater</text:p>
      <text:p text:style-name="P3">mother<text:tab/><text:tab/><text:tab/>die Mutt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3-31T14:41:40.779701826</dc:date>
    <meta:editing-duration>PT1H58M1S</meta:editing-duration>
    <meta:editing-cycles>13</meta:editing-cycles>
    <meta:generator>LibreOffice/4.4.7.2$Linux_X86_64 LibreOffice_project/40$Build-2</meta:generator>
    <meta:document-statistic meta:table-count="0" meta:image-count="0" meta:object-count="0" meta:page-count="1" meta:paragraph-count="12" meta:word-count="34" meta:character-count="253" meta:non-whitespace-character-count="215"/>
  </office:meta>
</office:document-meta>
</file>